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8472in"/>
    </style:style>
    <style:style style:name="co3" style:family="table-column">
      <style:table-column-properties fo:break-before="auto" style:column-width="2.7925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5661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12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3047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1043in" fo:break-before="auto" style:use-optimal-row-height="false"/>
    </style:style>
    <style:style style:name="ro10" style:family="table-row">
      <style:table-row-properties style:row-height="0.161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ta1" style:family="table" style:master-page-name="PageStyle_5f_KH_20_TSCD">
      <style:table-properties table:display="true" style:writing-mode="lr-tb" tableooo:tab-color="#00b0f0"/>
    </style:style>
    <number:number-style style:name="N10001" number:language="en" number:country="US">
      <number:number number: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zxx" style:country-complex="none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 style:data-style-name="N10132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13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01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21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 style:data-style-name="N10132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013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6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0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" style:family="text">
      <style:text-properties style:font-name-asian="DejaVu Sans"/>
    </style:style>
    <style:style style:name="T5" style:family="text">
      <style:text-properties style:font-name="Calibri" style:font-name-asian="DejaVu 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H TSC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6"/>
        <table:table-column table:style-name="co3" table:default-cell-style-name="ce37"/>
        <table:table-column table:style-name="co4" table:default-cell-style-name="ce51"/>
        <table:table-column table:style-name="co5" table:default-cell-style-name="ce13"/>
        <table:table-column table:style-name="co5" table:default-cell-style-name="ce69"/>
        <table:table-column table:style-name="co5" table:default-cell-style-name="ce51"/>
        <table:table-column table:style-name="co6" table:number-columns-repeated="3" table:default-cell-style-name="ce51"/>
        <table:table-column table:style-name="co7" table:default-cell-style-name="ce51"/>
        <table:table-column table:style-name="co8" table:default-cell-style-name="ce37"/>
        <table:table-column table:style-name="co9" table:number-columns-repeated="1012" table:default-cell-style-name="ce1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style-name="ce14"/>
          <table:table-cell table:style-name="ce27"/>
          <table:table-cell table:style-name="ce38"/>
          <table:table-cell table:style-name="ce52"/>
          <table:table-cell table:style-name="ce59"/>
          <table:table-cell table:style-name="ce38" table:number-columns-repeated="5"/>
          <table:table-cell table:style-name="ce27"/>
          <table:table-cell table:style-name="ce52" table:number-columns-repeated="1012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5"/>
          <table:table-cell table:style-name="ce28"/>
          <table:table-cell table:style-name="ce39"/>
          <table:table-cell table:style-name="ce3"/>
          <table:table-cell table:style-name="ce60"/>
          <table:table-cell table:style-name="ce39" table:number-columns-repeated="5"/>
          <table:table-cell table:style-name="ce28"/>
          <table:table-cell table:style-name="ce3" table:number-columns-repeated="1012"/>
        </table:table-row>
        <table:table-row table:style-name="ro2">
          <table:table-cell table:style-name="ce3" office:value-type="string">
            <text:p>MST: <text:a xlink:href="python://get_company_vat()" xlink:type="simple">company_vat</text:a></text:p>
          </table:table-cell>
          <table:table-cell table:style-name="ce15"/>
          <table:table-cell table:style-name="ce28"/>
          <table:table-cell table:style-name="ce39"/>
          <table:table-cell table:style-name="ce3"/>
          <table:table-cell table:style-name="ce60"/>
          <table:table-cell table:style-name="ce39" table:number-columns-repeated="5"/>
          <table:table-cell table:style-name="ce28"/>
          <table:table-cell table:style-name="ce3" table:number-columns-repeated="1012"/>
        </table:table-row>
        <table:table-row table:style-name="ro3">
          <table:table-cell table:style-name="ce4"/>
          <table:table-cell table:style-name="ce16"/>
          <table:table-cell table:style-name="ce29"/>
          <table:table-cell table:style-name="ce4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4">
          <table:table-cell table:style-name="ce5" office:value-type="string">
            <text:p>BẢNG TỔNG HỢP KHẤU HAO TSCĐ</text:p>
          </table:table-cell>
          <table:table-cell table:style-name="ce17"/>
          <table:table-cell table:style-name="ce30"/>
          <table:table-cell table:style-name="ce41"/>
          <table:table-cell table:style-name="ce5"/>
          <table:table-cell table:style-name="ce62"/>
          <table:table-cell table:style-name="ce41" table:number-columns-repeated="5"/>
          <table:table-cell table:style-name="ce30"/>
          <table:table-cell table:style-name="ce86" table:number-columns-repeated="1012"/>
        </table:table-row>
        <table:table-row table:style-name="ro5">
          <table:table-cell table:style-name="ce6" office:value-type="string">
            <text:p>Từ ngày: <text:a xlink:href="python://get_start_date()" xlink:type="simple">start_date</text:a> đến ngày: <text:a xlink:href="python://get_end_date()" xlink:type="simple">end_date</text:a></text:p>
          </table:table-cell>
          <table:table-cell table:style-name="ce18"/>
          <table:table-cell table:style-name="ce31"/>
          <table:table-cell table:style-name="ce42"/>
          <table:table-cell table:style-name="ce6"/>
          <table:table-cell table:style-name="ce63"/>
          <table:table-cell table:style-name="ce42" table:number-columns-repeated="5"/>
          <table:table-cell table:style-name="ce31"/>
          <table:table-cell table:style-name="ce87" table:number-columns-repeated="1012"/>
        </table:table-row>
        <table:table-row table:style-name="ro6">
          <table:table-cell table:style-name="ce7"/>
          <table:table-cell table:style-name="ce19"/>
          <table:table-cell table:style-name="ce32"/>
          <table:table-cell table:style-name="ce43"/>
          <table:table-cell table:style-name="ce53"/>
          <table:table-cell table:style-name="ce64"/>
          <table:table-cell table:style-name="ce47" table:number-columns-repeated="5"/>
          <table:table-cell table:style-name="ce35"/>
          <table:table-cell table:style-name="ce7" table:number-columns-repeated="1012"/>
        </table:table-row>
        <table:table-row table:style-name="ro7">
          <table:table-cell table:style-name="ce8" office:value-type="string" table:number-columns-spanned="1" table:number-rows-spanned="2">
            <text:p>STT</text:p>
          </table:table-cell>
          <table:table-cell table:style-name="ce20" office:value-type="string" table:number-columns-spanned="2" table:number-rows-spanned="1">
            <text:p>Tài sản cố định</text:p>
          </table:table-cell>
          <table:covered-table-cell table:style-name="ce20"/>
          <table:table-cell table:style-name="ce44" office:value-type="string" table:number-columns-spanned="1" table:number-rows-spanned="2">
            <text:p>Nguyên giá</text:p>
          </table:table-cell>
          <table:table-cell table:style-name="ce20" office:value-type="string" table:number-columns-spanned="1" table:number-rows-spanned="2">
            <text:p>TG sử dụng (tháng)</text:p>
          </table:table-cell>
          <table:table-cell table:style-name="ce65" office:value-type="string" table:number-columns-spanned="1" table:number-rows-spanned="2">
            <text:p>Ngày đưa vào sử dụng</text:p>
          </table:table-cell>
          <table:table-cell table:style-name="ce44" office:value-type="string" table:number-columns-spanned="1" table:number-rows-spanned="2">
            <text:p>Mức khấu hao /tháng</text:p>
          </table:table-cell>
          <table:table-cell table:style-name="ce44" office:value-type="string" table:number-columns-spanned="1" table:number-rows-spanned="2">
            <text:p>Khấu hao</text:p>
            <text:p>trong kỳ</text:p>
          </table:table-cell>
          <table:table-cell table:style-name="ce44" office:value-type="string" table:number-columns-spanned="1" table:number-rows-spanned="2">
            <text:p>Khấu hao</text:p>
            <text:p><text:s/>lũy kế</text:p>
          </table:table-cell>
          <table:table-cell table:style-name="ce44" office:value-type="string" table:number-columns-spanned="1" table:number-rows-spanned="2">
            <text:p>Giá trị </text:p>
            <text:p>còn lại</text:p>
          </table:table-cell>
          <table:table-cell table:style-name="ce80" office:value-type="string" table:number-columns-spanned="1" table:number-rows-spanned="2">
            <text:p>Tài khoản phân tích</text:p>
          </table:table-cell>
          <table:table-cell table:style-name="ce20" office:value-type="string" table:number-columns-spanned="1" table:number-rows-spanned="2">
            <text:p>Ghi chú</text:p>
          </table:table-cell>
          <table:table-cell table:style-name="ce3" table:number-columns-repeated="1012"/>
        </table:table-row>
        <table:table-row table:style-name="ro7">
          <table:covered-table-cell table:style-name="ce8"/>
          <table:table-cell table:style-name="ce21" office:value-type="string">
            <text:p>Mã</text:p>
          </table:table-cell>
          <table:table-cell table:style-name="ce20" office:value-type="string">
            <text:p>Tên</text:p>
          </table:table-cell>
          <table:covered-table-cell table:style-name="ce44"/>
          <table:covered-table-cell table:style-name="ce8"/>
          <table:covered-table-cell table:style-name="ce65"/>
          <table:covered-table-cell table:number-columns-repeated="5" table:style-name="ce44"/>
          <table:covered-table-cell table:style-name="ce20"/>
          <table:table-cell table:style-name="ce3" table:number-columns-repeated="1012"/>
        </table:table-row>
        <table:table-row table:style-name="ro8">
          <table:table-cell table:style-name="ce9" office:value-type="string" table:number-columns-spanned="12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style-name="ce22"/>
          <table:covered-table-cell table:style-name="ce33"/>
          <table:covered-table-cell table:style-name="ce45"/>
          <table:covered-table-cell table:style-name="ce54"/>
          <table:covered-table-cell table:style-name="ce66"/>
          <table:covered-table-cell table:number-columns-repeated="5" table:style-name="ce45"/>
          <table:covered-table-cell table:style-name="ce33"/>
          <table:table-cell table:style-name="ce3" table:number-columns-repeated="1012"/>
        </table:table-row>
        <table:table-row table:style-name="ro8">
          <table:table-cell table:style-name="ce10" office:value-type="string">
            <text:p><text:a xlink:href="python://line['no']" xlink:type="simple">no</text:a></text:p>
          </table:table-cell>
          <table:table-cell table:style-name="ce23" office:value-type="string">
            <text:p><text:span text:style-name="T4"><text:a xlink:href="python://line['code']" xlink:type="simple">code</text:a></text:span></text:p>
          </table:table-cell>
          <table:table-cell table:style-name="ce34" office:value-type="string">
            <text:p><text:span text:style-name="T4"><text:a xlink:href="python://line['name']" xlink:type="simple">name</text:a></text:span></text:p>
          </table:table-cell>
          <table:table-cell table:style-name="ce46" office:value-type="string">
            <text:p><text:a xlink:href="python://line['gross_value']" xlink:type="simple">gross_value</text:a></text:p>
          </table:table-cell>
          <table:table-cell table:style-name="ce55" office:value-type="string">
            <text:p><text:span text:style-name="T4"><text:a xlink:href="python://line['number_of_period']" xlink:type="simple">NOP</text:a></text:span></text:p>
          </table:table-cell>
          <table:table-cell table:style-name="ce67" office:value-type="string">
            <text:p><text:a xlink:href="python://get_vietname_date(line['first_used'])" xlink:type="simple">first_used</text:a></text:p>
          </table:table-cell>
          <table:table-cell table:style-name="ce70" office:value-type="string">
            <text:p><text:a xlink:href="python://line['value_of_month']" xlink:type="simple">value_of_month</text:a></text:p>
          </table:table-cell>
          <table:table-cell table:style-name="ce70" office:value-type="string">
            <text:p><text:a xlink:href="python://line['depreciation_value']" xlink:type="simple">depreciation_value</text:a></text:p>
          </table:table-cell>
          <table:table-cell table:style-name="ce70" office:value-type="string">
            <text:p><text:a xlink:href="python://line['acc_depreciation']" xlink:type="simple">acc_depreciation</text:a></text:p>
          </table:table-cell>
          <table:table-cell table:style-name="ce70" office:value-type="string">
            <text:p><text:a xlink:href="python://line['remaining_value']" xlink:type="simple">remaining_value</text:a></text:p>
          </table:table-cell>
          <table:table-cell table:style-name="ce81" office:value-type="string">
            <text:p><text:a xlink:href="python://line['account_analytic']" xlink:type="simple">account_analytic</text:a></text:p>
          </table:table-cell>
          <table:table-cell table:style-name="ce82" office:value-type="string">
            <text:p><text:span text:style-name="T5"><text:a xlink:href="python://line['notes']" xlink:type="simple">notes</text:a></text:span></text:p>
          </table:table-cell>
          <table:table-cell table:style-name="ce3" table:number-columns-repeated="1012"/>
        </table:table-row>
        <table:table-row table:style-name="ro8">
          <table:table-cell table:style-name="ce11" office:value-type="string" table:number-columns-spanned="12" table:number-rows-spanned="1">
            <text:p><text:span text:style-name="T3"><text:a xlink:href="python:///for" xlink:type="simple">end for</text:a></text:span></text:p>
          </table:table-cell>
          <table:covered-table-cell table:style-name="ce22"/>
          <table:covered-table-cell table:style-name="ce33"/>
          <table:covered-table-cell table:style-name="ce45"/>
          <table:covered-table-cell table:style-name="ce54"/>
          <table:covered-table-cell table:style-name="ce66"/>
          <table:covered-table-cell table:number-columns-repeated="5" table:style-name="ce45"/>
          <table:covered-table-cell table:style-name="ce33"/>
          <table:table-cell table:style-name="ce3" table:number-columns-repeated="1012"/>
        </table:table-row>
        <table:table-row table:style-name="ro5">
          <table:table-cell table:style-name="ce12" office:value-type="string" table:number-columns-spanned="6" table:number-rows-spanned="1">
            <text:p>Tổng cộng:</text:p>
          </table:table-cell>
          <table:covered-table-cell table:number-columns-repeated="5" table:style-name="ce12"/>
          <table:table-cell table:style-name="ce71"/>
          <table:table-cell table:style-name="ce73" office:value-type="string">
            <text:p><text:a xlink:href="python://get_depreciation_value()" xlink:type="simple">depreciation_value</text:a></text:p>
          </table:table-cell>
          <table:table-cell table:style-name="ce73" office:value-type="string">
            <text:p><text:a xlink:href="python://get_acc_depreciation()" xlink:type="simple">sum_acc_depreciation</text:a></text:p>
          </table:table-cell>
          <table:table-cell table:style-name="ce73" office:value-type="string">
            <text:p><text:a xlink:href="python://get_remaining_value()" xlink:type="simple">sum_remain</text:a></text:p>
          </table:table-cell>
          <table:table-cell table:style-name="ce73"/>
          <table:table-cell table:style-name="ce83"/>
          <table:table-cell table:style-name="ce3" table:number-columns-repeated="1012"/>
        </table:table-row>
        <table:table-row table:style-name="ro9">
          <table:table-cell table:style-name="ce7"/>
          <table:table-cell table:style-name="ce19"/>
          <table:table-cell table:style-name="ce35"/>
          <table:table-cell table:style-name="ce47"/>
          <table:table-cell table:style-name="ce7"/>
          <table:table-cell table:style-name="ce64"/>
          <table:table-cell table:style-name="ce47" table:number-columns-repeated="2"/>
          <table:table-cell table:style-name="ce40" table:number-columns-repeated="3"/>
          <table:table-cell table:style-name="ce29"/>
          <table:table-cell table:style-name="ce4" table:number-columns-repeated="1012"/>
        </table:table-row>
        <table:table-row table:style-name="ro10">
          <table:table-cell table:style-name="ce4"/>
          <table:table-cell table:style-name="ce16"/>
          <table:table-cell table:style-name="ce29"/>
          <table:table-cell table:style-name="ce40"/>
          <table:table-cell table:style-name="ce56" table:number-columns-spanned="2" table:number-rows-spanned="1"/>
          <table:covered-table-cell table:style-name="ce68"/>
          <table:table-cell table:style-name="ce72" table:number-columns-repeated="2"/>
          <table:table-cell table:style-name="ce75" table:number-columns-spanned="2" table:number-rows-spanned="1"/>
          <table:covered-table-cell table:style-name="ce79"/>
          <table:table-cell table:style-name="ce79"/>
          <table:table-cell table:style-name="ce29"/>
          <table:table-cell table:style-name="ce4" table:number-columns-repeated="1012"/>
        </table:table-row>
        <table:table-row table:style-name="ro2">
          <table:table-cell table:style-name="ce3"/>
          <table:table-cell table:style-name="ce15"/>
          <table:table-cell table:style-name="ce28"/>
          <table:table-cell table:style-name="ce48"/>
          <table:table-cell table:style-name="ce3"/>
          <table:table-cell table:style-name="ce60"/>
          <table:table-cell table:style-name="ce39"/>
          <table:table-cell table:style-name="ce74"/>
          <table:table-cell table:style-name="ce76" office:value-type="string">
            <text:p>Ngày……tháng……năm……….</text:p>
          </table:table-cell>
          <table:table-cell table:style-name="ce76" table:number-columns-repeated="2"/>
          <table:table-cell table:style-name="ce84"/>
          <table:table-cell table:style-name="ce3" table:number-columns-repeated="1012"/>
        </table:table-row>
        <table:table-row table:style-name="ro2">
          <table:table-cell table:style-name="ce3"/>
          <table:table-cell table:style-name="ce24" office:value-type="string">
            <text:p>Người lập</text:p>
          </table:table-cell>
          <table:table-cell table:style-name="ce28"/>
          <table:table-cell table:style-name="ce49"/>
          <table:table-cell table:style-name="ce57" office:value-type="string">
            <text:p>Kế toán trưởng</text:p>
          </table:table-cell>
          <table:table-cell table:style-name="ce60"/>
          <table:table-cell table:style-name="ce39" table:number-columns-repeated="2"/>
          <table:table-cell table:style-name="ce77" office:value-type="string" table:number-columns-spanned="2" table:number-rows-spanned="1">
            <text:p>Tổng Giám đốc</text:p>
          </table:table-cell>
          <table:covered-table-cell table:style-name="ce57"/>
          <table:table-cell table:style-name="ce57"/>
          <table:table-cell table:style-name="ce85"/>
          <table:table-cell table:style-name="ce3" table:number-columns-repeated="1012"/>
        </table:table-row>
        <table:table-row table:style-name="ro2">
          <table:table-cell table:style-name="ce3"/>
          <table:table-cell table:style-name="ce25" office:value-type="string">
            <text:p>(Ký và ghi rõ họ tên)</text:p>
          </table:table-cell>
          <table:table-cell table:style-name="ce28"/>
          <table:table-cell table:style-name="ce39"/>
          <table:table-cell table:style-name="ce58" office:value-type="string">
            <text:p>(Ký và ghi rõ họ tên)</text:p>
          </table:table-cell>
          <table:table-cell table:style-name="ce60"/>
          <table:table-cell table:style-name="ce39" table:number-columns-repeated="2"/>
          <table:table-cell table:style-name="ce78" office:value-type="string" table:number-columns-spanned="2" table:number-rows-spanned="1">
            <text:p>(Ký và ghi rõ họ tên)</text:p>
          </table:table-cell>
          <table:covered-table-cell table:style-name="ce58"/>
          <table:table-cell table:style-name="ce58"/>
          <table:table-cell table:style-name="ce3" table:number-columns-repeated="1013"/>
        </table:table-row>
        <table:table-row table:style-name="ro10">
          <table:table-cell table:style-name="ce4"/>
          <table:table-cell table:style-name="ce16"/>
          <table:table-cell table:style-name="ce29"/>
          <table:table-cell table:style-name="ce5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10">
          <table:table-cell table:style-name="ce4"/>
          <table:table-cell table:style-name="ce16"/>
          <table:table-cell table:style-name="ce36"/>
          <table:table-cell table:style-name="ce5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10" table:number-rows-repeated="2">
          <table:table-cell table:style-name="ce4"/>
          <table:table-cell table:style-name="ce16"/>
          <table:table-cell table:style-name="ce29"/>
          <table:table-cell table:style-name="ce4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10">
          <table:table-cell table:style-name="ce4"/>
          <table:table-cell table:style-name="ce16"/>
          <table:table-cell table:style-name="ce36"/>
          <table:table-cell table:style-name="ce4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10" table:number-rows-repeated="2">
          <table:table-cell table:style-name="ce4"/>
          <table:table-cell table:style-name="ce16"/>
          <table:table-cell table:style-name="ce29"/>
          <table:table-cell table:style-name="ce40"/>
          <table:table-cell table:style-name="ce4"/>
          <table:table-cell table:style-name="ce61"/>
          <table:table-cell table:style-name="ce40" table:number-columns-repeated="5"/>
          <table:table-cell table:style-name="ce29"/>
          <table:table-cell table:style-name="ce4" table:number-columns-repeated="1012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en" number:country="US">
      <number:number number:min-integer-digits="1"/>
    </number:number-style>
    <number:number-style style:name="N117">
      <number:number number:decimal-places="2" number:min-integer-digits="1" number:grouping="true"/>
      <number:text> </number:text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integer-digits="1" number:grouping="true"/>
      <number:text>   </number:text>
    </number:number-style>
    <number:number-style style:name="N157">
      <number:text>-</number:text>
      <number:number number:decimal-places="2" number:min-integer-digits="1" number:grouping="true"/>
      <number:text>   </number:text>
    </number:number-style>
    <number:number-style style:name="N158">
      <number:text> -</number:text>
      <number:number number:decimal-places="0" number:min-integer-digits="2"/>
      <number:text>   </number:text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P1" style:volatile="true">
      <number:text>-</number:text>
      <number:number number:decimal-places="2" number:min-integer-digits="1" number:grouping="true"/>
      <number:text>   </number:text>
    </number:number-style>
    <number:number-style style:name="N159P2" style:volatile="true">
      <number:text> -</number:text>
      <number:number number:decimal-places="0" number:min-integer-digits="2"/>
      <number:text>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</number:text>
    </number:number-style>
    <number:number-style style:name="N161">
      <number:text> (</number:text>
      <number:number number:decimal-places="0" number:min-integer-digits="1"/>
      <number:text>)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P1" style:volatile="true">
      <number:text> (</number:text>
      <number:number number:decimal-places="0" number:min-integer-digits="1"/>
      <number:text>)</number:text>
    </number:number-style>
    <number:number-style style:name="N162P2" style:volatile="true">
      <number:text> -</number:text>
      <number:number number:decimal-places="0" number:min-integer-digits="2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8P0"/>
    </number:currency-style>
    <number:number-style style:name="N179">
      <number:number number:decimal-places="1" number:min-integer-digits="1" number:grouping="true"/>
    </number:number-style>
    <number:date-style style:name="N18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decimal-places="0" number:min-integer-digits="0" number:grouping="true"/>
    </number:number-style>
    <number:number-style style:name="N182P0" style:volatile="true">
      <number:number number:decimal-places="0" number:min-integer-digits="1" number:grouping="true"/>
    </number:number-style>
    <number:number-style style:name="N182">
      <number:text>(-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</number:number-style>
    <number:number-style style:name="N183"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en" number:country="US">
      <number:minutes number:style="long"/>
      <number:text>:</number:text>
      <number:seconds number:style="long"/>
    </number:time-style>
    <number:time-style style:name="N10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minutes number:style="long"/>
      <number:text>:</number:text>
      <number:seconds number:style="long" number:decimal-places="1"/>
    </number:time-style>
    <number:number-style style:name="N10147" number:language="en" number:country="US">
      <number:scientific-number number:decimal-places="1" number:min-integer-digits="3" number:min-exponent-digits="1"/>
    </number:number-style>
    <number:number-style style:name="N10150P0" style:volatile="true" number:language="en" number:country="US"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en" number:country="US">
      <number:number number:decimal-places="0" number:min-integer-digits="1" number:grouping="true"/>
      <number:text> </number:text>
    </number:number-style>
    <number:number-style style:name="N10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en" number:country="US">
      <number:number number:decimal-places="2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2P0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5P2" style:volatile="true" number:language="en" number:country="US">
      <number:text> -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6P0"/>
    </number:number-style>
    <number:number-style style:name="N10158P0" style:volatile="true" number:language="en" number:country="US"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number:text>- </number:text>
    </number:number-style>
    <number:text-style style:name="N10158" number:language="en" number:country="US">
      <number:text-content/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en" number:country="US">
      <number:number number:decimal-places="0" number:min-integer-digits="1" number:grouping="true"/>
    </number:number-style>
    <number:number-style style:name="N10159P1" style:volatile="true" number:language="en" number:country="US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0159P2" style:volatile="true" number:language="en" number:country="US">
      <number:text>- </number:text>
    </number:number-style>
    <number:text-style style:name="N10159" number:language="en" number:country="US">
      <number:text-content/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5in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08:06:07.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H_20_TSCD" style:display-name="PageStyle_KH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8:05:28</meta:print-date>
    <meta:creation-date>2014-03-04T07:56:12</meta:creation-date>
    <dc:date>2014-11-20T08:08:56.56</dc:date>
    <meta:generator>LibreOffice/3.6$Windows_x86 LibreOffice_project/e183d5b-f8ccaf6-3804794-95b4be8-895629</meta:generator>
    <meta:editing-duration>PT1H32M47S</meta:editing-duration>
    <meta:editing-cycles>65</meta:editing-cycles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